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01f" officeooo:paragraph-rsid="000ca01f"/>
    </style:style>
    <style:style style:name="P2" style:family="paragraph" style:parent-style-name="Standard">
      <style:text-properties officeooo:rsid="000d0263" officeooo:paragraph-rsid="000d0263"/>
    </style:style>
    <style:style style:name="P3" style:family="paragraph" style:parent-style-name="Standard">
      <style:text-properties officeooo:rsid="000d0263" officeooo:paragraph-rsid="000e5cf6"/>
    </style:style>
    <style:style style:name="P4" style:family="paragraph" style:parent-style-name="Text_20_body">
      <style:text-properties officeooo:rsid="000e5cf6" officeooo:paragraph-rsid="000e5cf6"/>
    </style:style>
    <style:style style:name="P5" style:family="paragraph" style:parent-style-name="Text_20_body">
      <style:text-properties officeooo:rsid="000f4060" officeooo:paragraph-rsid="000f4060"/>
    </style:style>
    <style:style style:name="P6" style:family="paragraph" style:parent-style-name="Text_20_body">
      <style:text-properties officeooo:rsid="001059bc" officeooo:paragraph-rsid="001059bc"/>
    </style:style>
    <style:style style:name="P7" style:family="paragraph" style:parent-style-name="Text_20_body">
      <style:text-properties officeooo:rsid="001219db" officeooo:paragraph-rsid="001219db"/>
    </style:style>
    <style:style style:name="P8" style:family="paragraph" style:parent-style-name="Text_20_body">
      <style:text-properties officeooo:rsid="00140988" officeooo:paragraph-rsid="00140988"/>
    </style:style>
    <style:style style:name="P9" style:family="paragraph" style:parent-style-name="Text_20_body">
      <style:text-properties officeooo:rsid="00158e8f" officeooo:paragraph-rsid="00158e8f"/>
    </style:style>
    <style:style style:name="P10" style:family="paragraph" style:parent-style-name="Text_20_body">
      <style:text-properties officeooo:rsid="00158e8f" officeooo:paragraph-rsid="001aeab2"/>
    </style:style>
    <style:style style:name="P11" style:family="paragraph" style:parent-style-name="Text_20_body">
      <style:text-properties officeooo:rsid="0015fa70" officeooo:paragraph-rsid="0015fa70"/>
    </style:style>
    <style:style style:name="P12" style:family="paragraph" style:parent-style-name="Text_20_body">
      <style:text-properties officeooo:rsid="00164d63" officeooo:paragraph-rsid="00164d63"/>
    </style:style>
    <style:style style:name="P13" style:family="paragraph" style:parent-style-name="Text_20_body">
      <style:text-properties fo:color="#800000" officeooo:rsid="00158e8f" officeooo:paragraph-rsid="001aeab2"/>
    </style:style>
    <style:style style:name="P14" style:family="paragraph" style:parent-style-name="Text_20_body">
      <style:text-properties officeooo:rsid="001cbd35" officeooo:paragraph-rsid="001cbd35"/>
    </style:style>
    <style:style style:name="P15" style:family="paragraph" style:parent-style-name="Text_20_body">
      <style:text-properties officeooo:rsid="001d38c5" officeooo:paragraph-rsid="001d38c5"/>
    </style:style>
    <style:style style:name="P16" style:family="paragraph" style:parent-style-name="Text_20_body">
      <style:text-properties officeooo:rsid="00229125" officeooo:paragraph-rsid="00229125"/>
    </style:style>
    <style:style style:name="P17" style:family="paragraph" style:parent-style-name="Text_20_body">
      <style:text-properties officeooo:rsid="00241d05" officeooo:paragraph-rsid="00241d05"/>
    </style:style>
    <style:style style:name="P18" style:family="paragraph" style:parent-style-name="Text_20_body">
      <style:text-properties officeooo:rsid="00250eb4" officeooo:paragraph-rsid="00260c6b"/>
    </style:style>
    <style:style style:name="P19" style:family="paragraph" style:parent-style-name="Text_20_body">
      <style:text-properties officeooo:rsid="00260c6b" officeooo:paragraph-rsid="00260c6b"/>
    </style:style>
    <style:style style:name="P20" style:family="paragraph" style:parent-style-name="Text_20_body">
      <style:text-properties officeooo:rsid="0026f0b1" officeooo:paragraph-rsid="0026f0b1"/>
    </style:style>
    <style:style style:name="P21" style:family="paragraph" style:parent-style-name="Text_20_body">
      <style:text-properties officeooo:rsid="0028df15" officeooo:paragraph-rsid="0029d1d4"/>
    </style:style>
    <style:style style:name="P22" style:family="paragraph" style:parent-style-name="Text_20_body">
      <style:text-properties officeooo:rsid="002a4fba" officeooo:paragraph-rsid="002a4fba"/>
    </style:style>
    <style:style style:name="P23" style:family="paragraph" style:parent-style-name="Text_20_body">
      <style:text-properties officeooo:rsid="002cb129" officeooo:paragraph-rsid="002cb129"/>
    </style:style>
    <style:style style:name="P24" style:family="paragraph" style:parent-style-name="Text_20_body">
      <style:text-properties officeooo:rsid="002db06d" officeooo:paragraph-rsid="002db06d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rsid="001d38c5" officeooo:paragraph-rsid="001d38c5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rsid="001ed277" officeooo:paragraph-rsid="001ed277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officeooo:rsid="001fe7e1" officeooo:paragraph-rsid="001fe7e1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officeooo:rsid="002195b6" officeooo:paragraph-rsid="002195b6"/>
    </style:style>
    <style:style style:name="P29" style:family="paragraph" style:parent-style-name="Standard" style:list-style-name="L1">
      <style:text-properties officeooo:rsid="000d0263" officeooo:paragraph-rsid="000d0263"/>
    </style:style>
    <style:style style:name="P30" style:family="paragraph" style:parent-style-name="Standard" style:list-style-name="L2">
      <style:text-properties officeooo:rsid="000d0263" officeooo:paragraph-rsid="000d0263"/>
    </style:style>
    <style:style style:name="P31" style:family="paragraph" style:parent-style-name="Standard" style:list-style-name="L3">
      <style:text-properties officeooo:rsid="000d0263" officeooo:paragraph-rsid="000d0263"/>
    </style:style>
    <style:style style:name="P32" style:family="paragraph" style:parent-style-name="Standard" style:list-style-name="L4">
      <style:text-properties officeooo:rsid="000d0263" officeooo:paragraph-rsid="000d0263"/>
    </style:style>
    <style:style style:name="P33" style:family="paragraph" style:parent-style-name="Standard" style:list-style-name="L5">
      <style:text-properties officeooo:rsid="000d0263" officeooo:paragraph-rsid="000d0263"/>
    </style:style>
    <style:style style:name="P34" style:family="paragraph" style:parent-style-name="Standard" style:list-style-name="L5">
      <style:text-properties officeooo:rsid="000e5cf6" officeooo:paragraph-rsid="000e5cf6"/>
    </style:style>
    <style:style style:name="P35" style:family="paragraph" style:parent-style-name="Text_20_body" style:list-style-name="L6">
      <style:text-properties officeooo:rsid="000e5cf6" officeooo:paragraph-rsid="000e5cf6"/>
    </style:style>
    <style:style style:name="P36" style:family="paragraph" style:parent-style-name="Text_20_body" style:list-style-name="L7">
      <style:text-properties officeooo:rsid="000e5cf6" officeooo:paragraph-rsid="000e5cf6"/>
    </style:style>
    <style:style style:name="P37" style:family="paragraph" style:parent-style-name="Text_20_body" style:list-style-name="L8">
      <style:text-properties officeooo:rsid="000f4060" officeooo:paragraph-rsid="000f4060"/>
    </style:style>
    <style:style style:name="P38" style:family="paragraph" style:parent-style-name="Text_20_body" style:list-style-name="L9">
      <style:text-properties officeooo:rsid="000f4060" officeooo:paragraph-rsid="000f4060"/>
    </style:style>
    <style:style style:name="P39" style:family="paragraph" style:parent-style-name="Text_20_body" style:list-style-name="L10">
      <style:text-properties officeooo:rsid="001059bc" officeooo:paragraph-rsid="001059bc"/>
    </style:style>
    <style:style style:name="P40" style:family="paragraph" style:parent-style-name="Text_20_body" style:list-style-name="L11">
      <style:text-properties officeooo:rsid="001059bc" officeooo:paragraph-rsid="001059bc"/>
    </style:style>
    <style:style style:name="P41" style:family="paragraph" style:parent-style-name="Text_20_body" style:list-style-name="L12">
      <style:text-properties officeooo:rsid="00140988" officeooo:paragraph-rsid="00140988"/>
    </style:style>
    <style:style style:name="P42" style:family="paragraph" style:parent-style-name="Text_20_body" style:list-style-name="L13">
      <style:text-properties officeooo:rsid="00164d63" officeooo:paragraph-rsid="00164d63"/>
    </style:style>
    <style:style style:name="P43" style:family="paragraph" style:parent-style-name="Text_20_body" style:list-style-name="L14">
      <style:text-properties officeooo:rsid="00164d63" officeooo:paragraph-rsid="00164d63"/>
    </style:style>
    <style:style style:name="P44" style:family="paragraph" style:parent-style-name="Text_20_body" style:list-style-name="L14">
      <style:text-properties officeooo:rsid="0017e9e4" officeooo:paragraph-rsid="0017e9e4"/>
    </style:style>
    <style:style style:name="P45" style:family="paragraph" style:parent-style-name="Text_20_body" style:list-style-name="L15">
      <style:text-properties officeooo:rsid="00250eb4" officeooo:paragraph-rsid="00260c6b"/>
    </style:style>
    <style:style style:name="P46" style:family="paragraph" style:parent-style-name="Text_20_body" style:list-style-name="L15">
      <style:text-properties officeooo:rsid="00260c6b" officeooo:paragraph-rsid="00260c6b"/>
    </style:style>
    <style:style style:name="P47" style:family="paragraph" style:parent-style-name="Text_20_body" style:list-style-name="L16">
      <style:text-properties officeooo:rsid="00260c6b" officeooo:paragraph-rsid="00260c6b"/>
    </style:style>
    <style:style style:name="P48" style:family="paragraph" style:parent-style-name="Text_20_body" style:list-style-name="L16">
      <style:text-properties officeooo:rsid="0028df15" officeooo:paragraph-rsid="0028df15"/>
    </style:style>
    <style:style style:name="P49" style:family="paragraph" style:parent-style-name="Text_20_body" style:list-style-name="L17">
      <style:text-properties officeooo:rsid="0028df15" officeooo:paragraph-rsid="0029d1d4"/>
    </style:style>
    <style:style style:name="P50" style:family="paragraph" style:parent-style-name="Text_20_body" style:list-style-name="L20">
      <style:text-properties officeooo:rsid="0028df15" officeooo:paragraph-rsid="0028df15"/>
    </style:style>
    <style:style style:name="P51" style:family="paragraph" style:parent-style-name="Text_20_body" style:list-style-name="L17">
      <style:text-properties officeooo:rsid="0029d1d4" officeooo:paragraph-rsid="0029d1d4"/>
    </style:style>
    <style:style style:name="P52" style:family="paragraph" style:parent-style-name="Text_20_body" style:list-style-name="L20">
      <style:text-properties officeooo:rsid="0029d1d4" officeooo:paragraph-rsid="0029d1d4"/>
    </style:style>
    <style:style style:name="P53" style:family="paragraph" style:parent-style-name="Text_20_body" style:list-style-name="L18">
      <style:text-properties officeooo:rsid="002a4fba" officeooo:paragraph-rsid="002a4fba"/>
    </style:style>
    <style:style style:name="P54" style:family="paragraph" style:parent-style-name="Text_20_body" style:list-style-name="L20">
      <style:text-properties officeooo:rsid="002a4fba" officeooo:paragraph-rsid="002a4fba"/>
    </style:style>
    <style:style style:name="P55" style:family="paragraph" style:parent-style-name="Text_20_body" style:list-style-name="L19">
      <style:text-properties officeooo:rsid="002cb129" officeooo:paragraph-rsid="002cb129"/>
    </style:style>
    <style:style style:name="P56" style:family="paragraph" style:parent-style-name="Text_20_body" style:list-style-name="L20">
      <style:text-properties officeooo:rsid="002cb129" officeooo:paragraph-rsid="002cb129"/>
    </style:style>
    <style:style style:name="P57" style:family="paragraph" style:parent-style-name="Text_20_body" style:list-style-name="L20">
      <style:text-properties officeooo:rsid="002db06d" officeooo:paragraph-rsid="002db06d"/>
    </style:style>
    <style:style style:name="P58" style:family="paragraph" style:parent-style-name="Text_20_body">
      <style:text-properties officeooo:rsid="0034001d" officeooo:paragraph-rsid="0034001d"/>
    </style:style>
    <style:style style:name="P59" style:family="paragraph" style:parent-style-name="Text_20_body">
      <style:text-properties officeooo:rsid="0036384d" officeooo:paragraph-rsid="0036384d"/>
    </style:style>
    <style:style style:name="P60" style:family="paragraph" style:parent-style-name="Text_20_body" style:list-style-name="L21">
      <style:text-properties officeooo:rsid="0036384d" officeooo:paragraph-rsid="0036384d"/>
    </style:style>
    <style:style style:name="P61" style:family="paragraph" style:parent-style-name="Text_20_body" style:list-style-name="L9">
      <style:paragraph-properties fo:margin-left="0.9846in" fo:margin-right="0in" fo:text-indent="-0.25in" style:auto-text-indent="false"/>
      <style:text-properties officeooo:rsid="000f4060" officeooo:paragraph-rsid="000f4060"/>
    </style:style>
    <style:style style:name="P62" style:family="paragraph" style:parent-style-name="Text_20_body" style:list-style-name="L9">
      <style:paragraph-properties fo:margin-left="0.9846in" fo:margin-right="0in" fo:text-indent="-0.25in" style:auto-text-indent="false"/>
      <style:text-properties officeooo:rsid="001059bc" officeooo:paragraph-rsid="001059bc"/>
    </style:style>
    <style:style style:name="P63" style:family="paragraph" style:parent-style-name="Text_20_body" style:list-style-name="L16">
      <style:paragraph-properties fo:margin-left="0.9846in" fo:margin-right="0in" fo:text-indent="-0.25in" style:auto-text-indent="false"/>
      <style:text-properties officeooo:rsid="0028df15" officeooo:paragraph-rsid="0028df15"/>
    </style:style>
    <style:style style:name="P64" style:family="paragraph" style:parent-style-name="Text_20_body" style:list-style-name="L17">
      <style:paragraph-properties fo:margin-left="0.9846in" fo:margin-right="0in" fo:text-indent="-0.25in" style:auto-text-indent="false"/>
      <style:text-properties officeooo:rsid="0029d1d4" officeooo:paragraph-rsid="0029d1d4"/>
    </style:style>
    <style:style style:name="P65" style:family="paragraph" style:parent-style-name="Text_20_body" style:list-style-name="L20">
      <style:paragraph-properties fo:margin-left="0.9846in" fo:margin-right="0in" fo:text-indent="-0.25in" style:auto-text-indent="false"/>
      <style:text-properties officeooo:rsid="0029d1d4" officeooo:paragraph-rsid="0029d1d4"/>
    </style:style>
    <style:style style:name="P66" style:family="paragraph" style:parent-style-name="Text_20_body" style:list-style-name="L20">
      <style:paragraph-properties fo:margin-left="0.9846in" fo:margin-right="0in" fo:text-indent="-0.25in" style:auto-text-indent="false"/>
      <style:text-properties officeooo:rsid="0026f0b1" officeooo:paragraph-rsid="0026f0b1"/>
    </style:style>
    <style:style style:name="P67" style:family="paragraph" style:parent-style-name="Text_20_body" style:list-style-name="L21">
      <style:paragraph-properties fo:margin-left="0.9846in" fo:margin-right="0in" fo:text-indent="-0.25in" style:auto-text-indent="false"/>
      <style:text-properties officeooo:rsid="0036384d" officeooo:paragraph-rsid="0036384d"/>
    </style:style>
    <style:style style:name="P68" style:family="paragraph" style:parent-style-name="Text_20_body" style:list-style-name="L21">
      <style:paragraph-properties fo:margin-left="0.9846in" fo:margin-right="0in" fo:text-indent="-0.25in" style:auto-text-indent="false"/>
      <style:text-properties officeooo:rsid="00365372" officeooo:paragraph-rsid="00365372"/>
    </style:style>
    <style:style style:name="P69" style:family="paragraph" style:parent-style-name="Text_20_body" style:list-style-name="L16">
      <style:paragraph-properties fo:margin-left="0.4925in" fo:margin-right="0in" fo:text-indent="-0.25in" style:auto-text-indent="false"/>
      <style:text-properties officeooo:rsid="0028df15" officeooo:paragraph-rsid="0028df15"/>
    </style:style>
    <style:style style:name="P70" style:family="paragraph" style:parent-style-name="Text_20_body" style:list-style-name="L16">
      <style:paragraph-properties fo:margin-left="0.4925in" fo:margin-right="0in" fo:text-indent="-0.25in" style:auto-text-indent="false"/>
      <style:text-properties officeooo:rsid="0029d1d4" officeooo:paragraph-rsid="0029d1d4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officeooo:rsid="0037e1f5" officeooo:paragraph-rsid="0037e1f5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officeooo:rsid="0037e1f5" officeooo:paragraph-rsid="003946f2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officeooo:rsid="003946f2" officeooo:paragraph-rsid="003946f2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officeooo:paragraph-rsid="003a554d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officeooo:rsid="003a554d" officeooo:paragraph-rsid="003a554d"/>
    </style:style>
    <style:style style:name="P76" style:family="paragraph" style:parent-style-name="Heading_20_1">
      <style:text-properties officeooo:paragraph-rsid="0022e063"/>
    </style:style>
    <style:style style:name="P77" style:family="paragraph" style:parent-style-name="Heading_20_1">
      <style:text-properties officeooo:rsid="0015fa70" officeooo:paragraph-rsid="00250eb4"/>
    </style:style>
    <style:style style:name="P78" style:family="paragraph" style:parent-style-name="Heading_20_1">
      <style:text-properties officeooo:rsid="0015fa70" officeooo:paragraph-rsid="0026f0b1"/>
    </style:style>
    <style:style style:name="P79" style:family="paragraph" style:parent-style-name="Heading_20_1">
      <style:text-properties officeooo:rsid="0015fa70" officeooo:paragraph-rsid="0029d1d4"/>
    </style:style>
    <style:style style:name="P80" style:family="paragraph" style:parent-style-name="Heading_20_1">
      <style:text-properties officeooo:rsid="0015fa70" officeooo:paragraph-rsid="002ae2f2"/>
    </style:style>
    <style:style style:name="P81" style:family="paragraph" style:parent-style-name="Heading_20_1">
      <style:text-properties officeooo:rsid="0015fa70" officeooo:paragraph-rsid="002db06d"/>
    </style:style>
    <style:style style:name="P82" style:family="paragraph" style:parent-style-name="Heading_20_1">
      <style:text-properties officeooo:rsid="0015fa70" officeooo:paragraph-rsid="0036384d"/>
    </style:style>
    <style:style style:name="P83" style:family="paragraph" style:parent-style-name="Heading_20_1">
      <style:paragraph-properties fo:margin-left="0in" fo:margin-right="0in" fo:text-indent="0in" style:auto-text-indent="false"/>
      <style:text-properties officeooo:rsid="0015fa70" officeooo:paragraph-rsid="0037e1f5"/>
    </style:style>
    <style:style style:name="P84" style:family="paragraph" style:parent-style-name="Heading_20_1">
      <style:paragraph-properties fo:margin-left="0in" fo:margin-right="0in" fo:text-indent="0in" style:auto-text-indent="false"/>
      <style:text-properties officeooo:rsid="0015fa70" officeooo:paragraph-rsid="003a554d"/>
    </style:style>
    <style:style style:name="T1" style:family="text">
      <style:text-properties officeooo:rsid="000d0263"/>
    </style:style>
    <style:style style:name="T2" style:family="text">
      <style:text-properties officeooo:rsid="000e5cf6"/>
    </style:style>
    <style:style style:name="T3" style:family="text">
      <style:text-properties officeooo:rsid="0017e9e4"/>
    </style:style>
    <style:style style:name="T4" style:family="text">
      <style:text-properties officeooo:rsid="0019090d"/>
    </style:style>
    <style:style style:name="T5" style:family="text">
      <style:text-properties officeooo:rsid="001ed277"/>
    </style:style>
    <style:style style:name="T6" style:family="text">
      <style:text-properties officeooo:rsid="001fe7e1"/>
    </style:style>
    <style:style style:name="T7" style:family="text">
      <style:text-properties officeooo:rsid="002195b6"/>
    </style:style>
    <style:style style:name="T8" style:family="text">
      <style:text-properties officeooo:rsid="0022e063"/>
    </style:style>
    <style:style style:name="T9" style:family="text">
      <style:text-properties officeooo:rsid="00250eb4"/>
    </style:style>
    <style:style style:name="T10" style:family="text">
      <style:text-properties officeooo:rsid="00260c6b"/>
    </style:style>
    <style:style style:name="T11" style:family="text">
      <style:text-properties officeooo:rsid="0026f0b1"/>
    </style:style>
    <style:style style:name="T12" style:family="text">
      <style:text-properties officeooo:rsid="0029d1d4"/>
    </style:style>
    <style:style style:name="T13" style:family="text">
      <style:text-properties officeooo:rsid="002ae2f2"/>
    </style:style>
    <style:style style:name="T14" style:family="text">
      <style:text-properties officeooo:rsid="002e9590"/>
    </style:style>
    <style:style style:name="T15" style:family="text">
      <style:text-properties officeooo:rsid="002f33c5"/>
    </style:style>
    <style:style style:name="T16" style:family="text">
      <style:text-properties officeooo:rsid="00325c40"/>
    </style:style>
    <style:style style:name="T17" style:family="text">
      <style:text-properties officeooo:rsid="0036384d"/>
    </style:style>
    <style:style style:name="T18" style:family="text">
      <style:text-properties officeooo:rsid="00365372"/>
    </style:style>
    <style:style style:name="T19" style:family="text">
      <style:text-properties officeooo:rsid="0037e1f5"/>
    </style:style>
    <style:style style:name="T20" style:family="text">
      <style:text-properties officeooo:rsid="003946f2"/>
    </style:style>
    <style:style style:name="T21" style:family="text">
      <style:text-properties officeooo:rsid="003a55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 - 1 - Series Motivation</text:h>
      <text:p text:style-name="P1"/>
      <text:p text:style-name="P1">Data that answers questions.</text:p>
      <text:p text:style-name="P1"/>
      <text:p text:style-name="P1">- Don't have enough data or</text:p>
      <text:p text:style-name="P1">- Overwhelmed with data</text:p>
      <text:p text:style-name="P1"/>
      <text:p text:style-name="P1">Today we have more data and more granular data</text:p>
      <text:p text:style-name="P1"/>
      <text:p text:style-name="P1"><text:span text:style-name="T1">W</text:span>e're getting in on the ground floor. Huge amounts of money <text:span text:style-name="T1">and resources.</text:span></text:p>
      <text:p text:style-name="P1"/>
      <text:p text:style-name="P2">Why R?:</text:p>
      <text:list xml:id="list6603456388791933993" text:style-name="L1">
        <text:list-item>
          <text:p text:style-name="P29">Popular</text:p>
        </text:list-item>
        <text:list-item>
          <text:p text:style-name="P29">lots of packages</text:p>
        </text:list-item>
        <text:list-item>
          <text:p text:style-name="P29">Free</text:p>
        </text:list-item>
        <text:list-item>
          <text:p text:style-name="P29">Package install easy and play nice:</text:p>
        </text:list-item>
      </text:list>
      <text:p text:style-name="P2"/>
      <text:p text:style-name="P2">who are data scientist:</text:p>
      <text:list xml:id="list1040538986559788417" text:style-name="L2">
        <text:list-item>
          <text:p text:style-name="P30">Daryl Moore</text:p>
        </text:list-item>
        <text:list-item>
          <text:p text:style-name="P30">Hillary Mason</text:p>
        </text:list-item>
        <text:list-item>
          <text:p text:style-name="P30">Daphne Koller</text:p>
        </text:list-item>
        <text:list-item>
          <text:p text:style-name="P30">Nate Silver</text:p>
        </text:list-item>
      </text:list>
      <text:p text:style-name="P2"/>
      <text:p text:style-name="P2">Data science is the intersection of:</text:p>
      <text:list xml:id="list5531547404820891462" text:style-name="L3">
        <text:list-item>
          <text:p text:style-name="P31">Hacking Skills</text:p>
        </text:list-item>
        <text:list-item>
          <text:p text:style-name="P31">Math &amp; Statistics Knowledge</text:p>
        </text:list-item>
        <text:list-item>
          <text:p text:style-name="P31">Substantive Expertise</text:p>
        </text:list-item>
      </text:list>
      <text:p text:style-name="P2"/>
      <text:h text:style-name="Heading_20_1" text:outline-level="1">1 – 2 - The Data Scientist's Toolbox <text:span text:style-name="T1">(tools used in the class)</text:span></text:h>
      <text:p text:style-name="P2"/>
      <text:p text:style-name="P2">What do DS do?</text:p>
      <text:list xml:id="list1233350514191334431" text:style-name="L4">
        <text:list-item>
          <text:p text:style-name="P32">Question</text:p>
        </text:list-item>
        <text:list-item>
          <text:p text:style-name="P32">Ideal data </text:p>
        </text:list-item>
        <text:list-item>
          <text:p text:style-name="P32">determine access</text:p>
        </text:list-item>
        <text:list-item>
          <text:p text:style-name="P32">obtain the date</text:p>
        </text:list-item>
        <text:list-item>
          <text:p text:style-name="P32">clean</text:p>
        </text:list-item>
        <text:list-item>
          <text:p text:style-name="P32">Exploratory analysis</text:p>
        </text:list-item>
        <text:list-item>
          <text:p text:style-name="P32">Predict / model</text:p>
        </text:list-item>
        <text:list-item>
          <text:p text:style-name="P32">Interpret</text:p>
        </text:list-item>
        <text:list-item>
          <text:p text:style-name="P32">Challenge / Test </text:p>
        </text:list-item>
        <text:list-item>
          <text:p text:style-name="P32">Synthesize results</text:p>
        </text:list-item>
        <text:list-item>
          <text:p text:style-name="P32">Create code</text:p>
        </text:list-item>
        <text:list-item>
          <text:p text:style-name="P32">distribute</text:p>
        </text:list-item>
      </text:list>
      <text:p text:style-name="P2">We use:</text:p>
      <text:list xml:id="list8304994261557815264" text:style-name="L5">
        <text:list-item>
          <text:p text:style-name="P33">R Language</text:p>
        </text:list-item>
        <text:list-item>
          <text:p text:style-name="P33">Rstudio</text:p>
        </text:list-item>
        <text:list-item>
          <text:p text:style-name="P34">Git / GitHub</text:p>
        </text:list-item>
      </text:list>
      <text:p text:style-name="P2"/>
      <text:p text:style-name="P2">R scripts have the extension *.R</text:p>
      <text:p text:style-name="P2">R markdown extension *.rnd</text:p>
      <text:p text:style-name="P3"><text:span text:style-name="T2">Git / GitHub</text:span> is used for version control</text:p>
      <text:p text:style-name="P3"/>
      <text:h text:style-name="Heading_20_1" text:outline-level="1">1 – 3 – Getting help</text:h>
      <text:p text:style-name="Text_20_body"/>
      <text:p text:style-name="P4">Post questions on the forum</text:p>
      <text:p text:style-name="P4">do the research before asking a questions</text:p>
      <text:p text:style-name="P4">Post answer</text:p>
      <text:p text:style-name="P4">Getting help from R using functions:</text:p>
      <text:list xml:id="list2918350031725879926" text:style-name="L6">
        <text:list-item>
          <text:p text:style-name="P35">?&lt;function name&gt; (gets you the R documentation for the function)</text:p>
        </text:list-item>
        <text:list-item>
          <text:p text:style-name="P35">help.search(&lt;function name&gt;) searches the documentation for the function</text:p>
        </text:list-item>
        <text:list-item>
          <text:p text:style-name="P35">args(&lt;function name&gt;) give you the argument signature of the function</text:p>
        </text:list-item>
      </text:list>
      <text:p text:style-name="P4">Format for R questions:</text:p>
      <text:list xml:id="list593894122949240775" text:style-name="L7">
        <text:list-item>
          <text:p text:style-name="P36">steps needed to reproduce the problem</text:p>
        </text:list-item>
        <text:list-item>
          <text:p text:style-name="P36">expected results</text:p>
        </text:list-item>
        <text:list-item>
          <text:p text:style-name="P36">actual results</text:p>
        </text:list-item>
        <text:list-item>
          <text:p text:style-name="P36">version information</text:p>
        </text:list-item>
        <text:list-item>
          <text:p text:style-name="P36">operating system</text:p>
        </text:list-item>
      </text:list>
      <text:p text:style-name="P4">Format for Data Analysis questions.</text:p>
      <text:list xml:id="list6902984662505871889" text:style-name="L8">
        <text:list-item>
          <text:p text:style-name="P37">question that the analysis is expected to answer</text:p>
        </text:list-item>
        <text:list-item>
          <text:p text:style-name="P37">steps/ tools used</text:p>
        </text:list-item>
        <text:list-item>
          <text:p text:style-name="P37">expected results</text:p>
        </text:list-item>
        <text:list-item>
          <text:p text:style-name="P37">actual results</text:p>
        </text:list-item>
        <text:list-item>
          <text:p text:style-name="P37">alternative solutions considered</text:p>
        </text:list-item>
      </text:list>
      <text:p text:style-name="P5"/>
      <text:p text:style-name="P5">be specific and concise in the title</text:p>
      <text:p text:style-name="P5">follow the etiquette.</text:p>
      <text:list xml:id="list1818698319332771403" text:style-name="L9">
        <text:list-item>
          <text:p text:style-name="P38">Do:</text:p>
        </text:list-item>
        <text:list-item>
          <text:p text:style-name="P61">your own research first (RTFM).</text:p>
        </text:list-item>
        <text:list-item>
          <text:p text:style-name="P61">Ask the question and only the question</text:p>
        </text:list-item>
        <text:list-item>
          <text:p text:style-name="P61">be explicit</text:p>
        </text:list-item>
        <text:list-item>
          <text:p text:style-name="P61">be polite / courteous</text:p>
        </text:list-item>
        <text:list-item>
          <text:p text:style-name="P61">follow up and post solutions (paste links rather then text)</text:p>
        </text:list-item>
        <text:list-item>
          <text:p text:style-name="P61">use the forums rather then emails</text:p>
        </text:list-item>
        <text:list-item>
          <text:p text:style-name="P38">Don't:</text:p>
        </text:list-item>
        <text:list-item>
          <text:p text:style-name="P61">assume it's the software that's broke 9999 out of 10000 its you and not the software</text:p>
        </text:list-item>
        <text:list-item>
          <text:p text:style-name="P61">grovel / beg / bribe</text:p>
        </text:list-item>
        <text:list-item>
          <text:p text:style-name="P61">post homework question</text:p>
        </text:list-item>
        <text:list-item>
          <text:p text:style-name="P61">simultaneously post to different forums</text:p>
        </text:list-item>
        <text:list-item>
          <text:p text:style-name="P62">ask others to fix your code</text:p>
        </text:list-item>
      </text:list>
      <text:p text:style-name="P6">Don't ask data analysis questions on the R forums.</text:p>
      <text:h text:style-name="Heading_20_1" text:outline-level="1">1 – 4 – Finding answers</text:h>
      <text:p text:style-name="P6">Hacker characteristics:</text:p>
      <text:list xml:id="list6904525538025050488" text:style-name="L10">
        <text:list-item>
          <text:p text:style-name="P39">Willing to find things out on their own</text:p>
        </text:list-item>
        <text:list-item>
          <text:p text:style-name="P39">good idea where the answer may lie</text:p>
        </text:list-item>
        <text:list-item>
          <text:p text:style-name="P39">un-intimidated by new stuff in general</text:p>
        </text:list-item>
        <text:list-item>
          <text:p text:style-name="P39">willing to ask when they don't know</text:p>
        </text:list-item>
        <text:list-item>
          <text:p text:style-name="P39">polite (sometimes)</text:p>
        </text:list-item>
        <text:list-item>
          <text:p text:style-name="P39">relentless (sometimes)</text:p>
        </text:list-item>
      </text:list>
      <text:p text:style-name="P6">Potential sources:</text:p>
      <text:list xml:id="list7091146550414323322" text:style-name="L11">
        <text:list-item>
          <text:p text:style-name="P40">Ask someone knowledgeable</text:p>
        </text:list-item>
        <text:list-item>
          <text:p text:style-name="P40">R mailing list / forum</text:p>
        </text:list-item>
        <text:list-item>
          <text:p text:style-name="P40">Stackoverflow</text:p>
        </text:list-item>
        <text:list-item>
          <text:p text:style-name="P40">Crossvalidated</text:p>
        </text:list-item>
      </text:list>
      <text:p text:style-name="P6">Use synonyms (“Data Science” / Biostatics etc) </text:p>
      <text:p text:style-name="P7">Move from the general to the specific.</text:p>
      <text:h text:style-name="Heading_20_1" text:outline-level="1">1 – 5 – R programming overview</text:h>
      <text:p text:style-name="P7">Good idea to try this stuff out.</text:p>
      <text:p text:style-name="P7">“con ← … “ appears to define the variable “con” and load it with the content of the specified url</text:p>
      <text:p text:style-name="P7">“x ← … “appears to define the varible “x” and load it with the output of “readLines(con)”</text:p>
      <text:p text:style-name="P7">“&gt; head(x) appears to output the header information that is contained in “x”</text:p>
      <text:h text:style-name="Heading_20_1" text:outline-level="1">1 – 6 – Getting Data Overview</text:h>
      <text:p text:style-name="P8">State of <text:s/>the data (raw vs cleaned)</text:p>
      <text:p text:style-name="P8">Data operations (d<text:span text:style-name="T4">o</text:span>wnloading data, read, merge etc)</text:p>
      <text:p text:style-name="P8">R Examples:</text:p>
      <text:list xml:id="list9119019067848702608" text:style-name="L12">
        <text:list-item>
          <text:p text:style-name="P41">DB connection</text:p>
        </text:list-item>
        <text:list-item>
          <text:p text:style-name="P41">merge data</text:p>
        </text:list-item>
      </text:list>
      <text:h text:style-name="Heading_20_1" text:outline-level="1">1 – 7 – Exploratory Data Analysis Overview</text:h>
      <text:p text:style-name="P9">Brief review <text:s/>of the Exploratory Data Analysis class syllabus</text:p>
      <text:p text:style-name="P10">An example of the gg2plot package to do a scatter </text:p>
      <text:p text:style-name="P13">6 principles of analytic graphot</text:p>
      <text:p text:style-name="P9">Brief review of the 6 principles of analytic graphics</text:p>
      <text:p text:style-name="P9">Example of k-means clustering</text:p>
      <text:h text:style-name="Heading_20_1" text:outline-level="1">1 – 8 – Reproducible Research Overview</text:h>
      <text:p text:style-name="P11">Reproducible research &lt;=&gt; code and documents that reproduces the analysis in a transparent way.</text:p>
      <text:p text:style-name="P11">Structure of the research (how it is organized, presentation tools (LaTeX, etc).</text:p>
      <text:p text:style-name="P11">Best Practices (Evidence based analysis).</text:p>
      <text:p text:style-name="P11">Publication sites (Rpubs).</text:p>
      <text:p text:style-name="P11">review the data analysis process.</text:p>
      <text:p text:style-name="P11">Review the files that make up a data analysis. (data, figures, scripts etc).</text:p>
      <text:h text:style-name="Heading_20_2" text:outline-level="2">1 – 9 – Statistical Inference Overview</text:h>
      <text:p text:style-name="P12">How you model</text:p>
      <text:list xml:id="list5394027899011043813" text:style-name="L13">
        <text:list-item>
          <text:p text:style-name="P42">Normal / valid densities.</text:p>
        </text:list-item>
        <text:list-item>
          <text:p text:style-name="P42">Normal distributions</text:p>
        </text:list-item>
      </text:list>
      <text:p text:style-name="P12">bootstrapping (use variability to measure how generalizable the analysis is)</text:p>
      <text:h text:style-name="Heading_20_1" text:outline-level="1">1 – <text:span text:style-name="T3">10</text:span> – Regression Models Overview.</text:h>
      <text:p text:style-name="P12">Covers:</text:p>
      <text:list xml:id="list6367006189689681077" text:style-name="L14">
        <text:list-item>
          <text:p text:style-name="P43">types of regressions (liner, mutliple, weighted etc)</text:p>
        </text:list-item>
        <text:list-item>
          <text:p text:style-name="P43">Cofounding</text:p>
        </text:list-item>
        <text:list-item>
          <text:p text:style-name="P43">Types of errors / problems</text:p>
        </text:list-item>
        <text:list-item>
          <text:p text:style-name="P43">Types of prediction</text:p>
        </text:list-item>
        <text:list-item>
          <text:p text:style-name="P44">Plotting Techniques (smoothing / splines)</text:p>
        </text:list-item>
        <text:list-item>
          <text:p text:style-name="P44">Resampling</text:p>
        </text:list-item>
        <text:list-item>
          <text:p text:style-name="P44">Machine Learning and regression</text:p>
        </text:list-item>
        <text:list-item>
          <text:p text:style-name="P44">Mixed Models</text:p>
        </text:list-item>
      </text:list>
      <text:h text:style-name="Heading_20_1" text:outline-level="1">1 – 11 – Practical Machine Learning Overview</text:h>
      <text:p text:style-name="P14">Hands on machine learning in R</text:p>
      <text:p text:style-name="P14">Review course syllabus</text:p>
      <text:p text:style-name="P14">Basic Terms – Pos/Neg True/False</text:p>
      <text:p text:style-name="P14">Correlated Predictors</text:p>
      <text:p text:style-name="P14">Boosting</text:p>
      <text:h text:style-name="Heading_20_1" text:outline-level="1">1 – 12 – Building Data Products Overview</text:h>
      <text:p text:style-name="P14">Build R packages</text:p>
      <text:p text:style-name="P14">Interactive charts / app (rCharts and Shiny)</text:p>
      <text:h text:style-name="Heading_20_1" text:outline-level="1">2 – 2 – Command Line Interface</text:h>
      <text:p text:style-name="P15">Tne command <text:span text:style-name="T14">f</text:span>ormat &lt;command nam<text:span text:style-name="T14">e</text:span>&gt; &lt;flags&gt; &lt;args&gt;</text:p>
      <text:p text:style-name="P15">Commands</text:p>
      <text:p text:style-name="P25">pwd = print working directory</text:p>
      <text:p text:style-name="P25">clear – clear the terminal (cli)</text:p>
      <text:p text:style-name="P25">ls – list files and folders (-a all -<text:span text:style-name="T5">l show details</text:span>)</text:p>
      <text:p text:style-name="P26">cd – change dir (.. up, null takes you to your home dir)</text:p>
      <text:p text:style-name="P26">mkdir - make directory</text:p>
      <text:p text:style-name="P26">touch – create and empty file</text:p>
      <text:p text:style-name="P26">cp – copy <text:span text:style-name="T6">files</text:span> <text:span text:style-name="T6">(-r recursive (use to copy directory contents))</text:span></text:p>
      <text:p text:style-name="P27">rm – remove files (-r recursive (use to remove directory and its <text:s/>contents))</text:p>
      <text:p text:style-name="P27">mv – move files <text:span text:style-name="T7">(can also be used to rename files)</text:span></text:p>
      <text:p text:style-name="P28">echo – echo (print) arguments</text:p>
      <text:p text:style-name="P28">date – print the date</text:p>
      <text:h text:style-name="Heading_20_1" text:outline-level="1">2 – 3 – Introduction to Git</text:h>
      <text:p text:style-name="P16">Install git</text:p>
      <text:p text:style-name="P16">use config to set name and emai<text:span text:style-name="T15">l</text:span></text:p>
      <text:p text:style-name="P16">use list to see config properties</text:p>
      <text:h text:style-name="P76" text:outline-level="1">2 – <text:span text:style-name="T8">4</text:span> – Introduction to Git<text:span text:style-name="T8">Hub</text:span></text:h>
      <text:p text:style-name="P17">Public web based host.</text:p>
      <text:p text:style-name="P17">Contribute to projects online</text:p>
      <text:p text:style-name="P17">Push / Pull to and from GH</text:p>
      <text:p text:style-name="P17">back up repos</text:p>
      <text:p text:style-name="P17">Social collaboration</text:p>
      <text:p text:style-name="P17">Set up GH account</text:p>
      <text:h text:style-name="P77" text:outline-level="1">2 – <text:span text:style-name="T9">5</text:span> – <text:span text:style-name="T9">Creating a</text:span> Git<text:span text:style-name="T8">Hub Repository</text:span></text:h>
      <text:p text:style-name="P18">Walks through creating</text:p>
      <text:list xml:id="list5877527296845793437" text:style-name="L15">
        <text:list-item>
          <text:p text:style-name="P45">a <text:span text:style-name="T10">remote </text:span>repo (test_repo) on github</text:p>
        </text:list-item>
        <text:list-item>
          <text:p text:style-name="P46">a local repo</text:p>
        </text:list-item>
        <text:list-item>
          <text:p text:style-name="P46">a link between the local and remote repos</text:p>
        </text:list-item>
      </text:list>
      <text:p text:style-name="P19">Git Commands</text:p>
      <text:list xml:id="list8291572500675130823" text:style-name="L16">
        <text:list-item>
          <text:p text:style-name="P47">init – create an empty local repo</text:p>
        </text:list-item>
        <text:list-item>
          <text:p text:style-name="P47">remote – link the local to the specified remote</text:p>
        </text:list-item>
        <text:list-item>
          <text:p text:style-name="P48">add – adds new files to the index (I.E. puts the file under version control)</text:p>
        </text:list-item>
        <text:list-item>
          <text:p text:style-name="P63">-u – updates existing files (name changes and deletes)</text:p>
        </text:list-item>
        <text:list-item>
          <text:p text:style-name="P63">-A - <text:s/>adds new files and <text:s/>updates existing files</text:p>
        </text:list-item>
        <text:list-item>
          <text:p text:style-name="P69">commit – saves file changes to the local repo as intermediate version</text:p>
        </text:list-item>
        <text:list-item>
          <text:p text:style-name="P63">-m – message (description) text</text:p>
        </text:list-item>
        <text:list-item>
          <text:p text:style-name="P70">push – commits changes to the remote server</text:p>
        </text:list-item>
        <text:list-item>
          <text:p text:style-name="P70">checkout</text:p>
        </text:list-item>
        <text:list-item>
          <text:p text:style-name="P70">-b &lt;BranchName&gt; - locks the branching</text:p>
        </text:list-item>
        <text:list-item>
          <text:p text:style-name="P70">master – switches back to the master branch</text:p>
        </text:list-item>
      </text:list>
      <text:h text:style-name="P78" text:outline-level="1">2 – <text:span text:style-name="T11">6</text:span> – <text:span text:style-name="T11">Basic Git Commands</text:span></text:h>
      <text:p text:style-name="P21">Review: </text:p>
      <text:list xml:id="list2405049342044931468" text:style-name="L17">
        <text:list-item>
          <text:p text:style-name="P49">the push / pull process</text:p>
        </text:list-item>
        <text:list-item>
          <text:p text:style-name="P51">syncing commands</text:p>
        </text:list-item>
        <text:list-item>
          <text:p text:style-name="P64">add</text:p>
        </text:list-item>
        <text:list-item>
          <text:p text:style-name="P64">commit</text:p>
        </text:list-item>
        <text:list-item>
          <text:p text:style-name="P64">push</text:p>
        </text:list-item>
        <text:list-item>
          <text:p text:style-name="P51">branching commands</text:p>
        </text:list-item>
        <text:list-item>
          <text:p text:style-name="P64">checkout</text:p>
        </text:list-item>
        <text:list-item>
          <text:p text:style-name="P64">branch</text:p>
        </text:list-item>
        <text:list-item>
          <text:p text:style-name="P51">Pull request</text:p>
        </text:list-item>
      </text:list>
      <text:h text:style-name="P79" text:outline-level="1">2 – <text:span text:style-name="T12">7</text:span> – <text:span text:style-name="T11">Basic Markdown</text:span></text:h>
      <text:p text:style-name="P22">*.md - the Markdown file extension</text:p>
      <text:p text:style-name="P22"># - denotes a heading </text:p>
      <text:list xml:id="list4982029791089400985" text:style-name="L18">
        <text:list-item>
          <text:p text:style-name="P53">the number of hash tags denotes the heading level (# is first, ## is second etc)</text:p>
        </text:list-item>
      </text:list>
      <text:p text:style-name="P22">* - denotes an unordered list entry</text:p>
      <text:h text:style-name="P80" text:outline-level="1">2 – <text:span text:style-name="T13">8</text:span> – <text:span text:style-name="T13">Installing R Packages</text:span></text:h>
      <text:p text:style-name="P23">Sources for R packages:</text:p>
      <text:list xml:id="list2688295683614597256" text:style-name="L19">
        <text:list-item>
          <text:p text:style-name="P55">CRAN</text:p>
        </text:list-item>
        <text:list-item>
          <text:p text:style-name="P55">Bioconductor Project</text:p>
        </text:list-item>
      </text:list>
      <text:p text:style-name="P23">available.packages() can be used to list the available packages on CRAN</text:p>
      <text:p text:style-name="P24">Review installing packages from Bioconductor</text:p>
      <text:p text:style-name="P24">library() is used to load the packages into r.</text:p>
      <text:h text:style-name="P81" text:outline-level="1">2 – 9 – Installing Rtools</text:h>
      <text:p text:style-name="P24">It looks Like Rtools is need<text:span text:style-name="T16">ed for windows users. <text:s/>It may be a version / subset of Cygwin.</text:span></text:p>
      <text:p text:style-name="P58">Review the process to install Rtools</text:p>
      <text:p text:style-name="P59">Review the process to install Devtools in R </text:p>
      <text:h text:style-name="P82" text:outline-level="1"><text:span text:style-name="T19">3</text:span> – <text:span text:style-name="T19">1</text:span> – <text:span text:style-name="T17">Types of Questions</text:span></text:h>
      <text:p text:style-name="P59">Review Types of Analysis</text:p>
      <text:list xml:id="list4082299050798834975" text:style-name="L21">
        <text:list-item>
          <text:p text:style-name="P60">Descriptive</text:p>
        </text:list-item>
        <text:list-item>
          <text:p text:style-name="P67">simply describes the data. No inference or interpretation is done. Are not generalized. <text:s/>It says what it is not what it means.</text:p>
        </text:list-item>
        <text:list-item>
          <text:p text:style-name="P60">Exploratory</text:p>
        </text:list-item>
        <text:list-item>
          <text:p text:style-name="P67">find other related data sets.</text:p>
        </text:list-item>
        <text:list-item>
          <text:p text:style-name="P60">Inferential</text:p>
        </text:list-item>
        <text:list-item>
          <text:p text:style-name="P67">Says something about a big population based on a small sample. <text:span text:style-name="T18">Needs an uncertainty measurement</text:span></text:p>
        </text:list-item>
        <text:list-item>
          <text:p text:style-name="P60">Predictive</text:p>
        </text:list-item>
        <text:list-item>
          <text:p text:style-name="P68">Predicts values on one object based upon another objects data. <text:s/>Need to make sure the right variables are being measured. Large sample with a simple model works well.</text:p>
        </text:list-item>
        <text:list-item>
          <text:p text:style-name="P60">Causal</text:p>
        </text:list-item>
        <text:list-item>
          <text:p text:style-name="P68">what happens to other variables when you change one variable. Usually requires a randomized study. <text:s/>Usually applies to average not individual affects.</text:p>
        </text:list-item>
        <text:list-item>
          <text:p text:style-name="P60">Mechanistic</text:p>
        </text:list-item>
        <text:list-item>
          <text:p text:style-name="P68">Predicts the exact result of changes in one variable on other variables. <text:s/>Usually occurs in deterministic or simulation models (e.g. if you change acceleration you can predict the exact change in velocity).</text:p>
        </text:list-item>
      </text:list>
      <text:h text:style-name="P83" text:outline-level="1"><text:span text:style-name="T19">3 – 2 – What is Data</text:span></text:h>
      <text:p text:style-name="P71">Data is the values of qualitative or quantitative variables belonging to a set of items (population)</text:p>
      <text:p text:style-name="P71">Variable is the measurement of a characteristic (property) of an object.</text:p>
      <text:p text:style-name="P71">A quantitative variable is an objective measurement.</text:p>
      <text:p text:style-name="P72">A qua<text:span text:style-name="T20">li</text:span>tative variable is a <text:span text:style-name="T20">subjective </text:span>measurement.</text:p>
      <text:p text:style-name="P73">Review of different data presentation (rarely is data, nicely formatted, cleaned up and well understood)</text:p>
      <text:p text:style-name="P73">Data often limits / enables the question.</text:p>
      <text:h text:style-name="P84" text:outline-level="1"><text:span text:style-name="T19">3 – 2 – What about Big Data</text:span></text:h>
      <text:p text:style-name="P75">There are at least 2 distinct views of big data:</text:p>
      <text:p text:style-name="P75">Qualitative view – I.E. the amount of data – 1.8 ZB on the Internet. <text:s/>This has implications when it comes to processing infrastructure.</text:p>
      <text:p text:style-name="P75">Utilization view – I.E. how can a given (and usually large) <text:s/>dataset be <text:s/>used</text:p>
      <text:p text:style-name="P74"><text:span text:style-name="T21">Use the appropriate infrastructure to analyze a dataset.</text:span></text:p>
      <text:h text:style-name="Heading_20_1" text:outline-level="1">Links</text:h>
      <text:list xml:id="list8999701754709092876" text:style-name="L20">
        <text:list-item>
          <text:p text:style-name="P52"><text:a xlink:type="simple" xlink:href="https://help.github.com/">https://help.github.com/</text:a></text:p>
        </text:list-item>
        <text:list-item>
          <text:p text:style-name="P66"><text:a xlink:type="simple" xlink:href="https://help.github.com/articles/fork-a-repo/">https://help.github.com/articles/fork-a-repo/</text:a></text:p>
        </text:list-item>
        <text:list-item>
          <text:p text:style-name="P52"><text:a xlink:type="simple" xlink:href="http://git-scm.com/doc">http://git-scm.com/doc</text:a></text:p>
        </text:list-item>
        <text:list-item>
          <text:p text:style-name="P65"><text:a xlink:type="simple" xlink:href="http://git-scm.com/book/en/v2/Git-Basics-Getting-a-Git-Repository"><text:span text:style-name="T11">http://git-scm.com/book/en/v2/Git-Basics-Getting-a-Git-Repository</text:span></text:a></text:p>
        </text:list-item>
        <text:list-item>
          <text:p text:style-name="P50"><text:a xlink:type="simple" xlink:href="http://gitready.com/">http://gitready.com/</text:a></text:p>
        </text:list-item>
        <text:list-item>
          <text:p text:style-name="P54"><text:a xlink:type="simple" xlink:href="http://daringfireball.net/projects/markdown/">http://daringfireball.net/projects/markdown/</text:a></text:p>
        </text:list-item>
        <text:list-item>
          <text:p text:style-name="P54"><text:a xlink:type="simple" xlink:href="https://support.rstudio.com/hc/en-us/articles/200486468-Authoring-R-Presentations">https://support.rstudio.com/hc/en-us/articles/200486468-Authoring-R-Presentations</text:a></text:p>
        </text:list-item>
        <text:list-item>
          <text:p text:style-name="P56"><text:a xlink:type="simple" xlink:href="http://bioconductor.org/">http://bioconductor.org/</text:a></text:p>
        </text:list-item>
        <text:list-item>
          <text:p text:style-name="P57"><text:a xlink:type="simple" xlink:href="http://bioconductor.org/install/">http://bioconductor.org/install/</text:a></text:p>
        </text:list-item>
        <text:list-item>
          <text:p text:style-name="P57"/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22:02:20.009493699</meta:creation-date>
    <dc:date>2015-06-15T19:10:23.373365678</dc:date>
    <meta:editing-duration>PT4H26M22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246" meta:word-count="1458" meta:character-count="8521" meta:non-whitespace-character-count="7346"/>
  </office:meta>
</office:document-meta>
</file>